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6e2a4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833cd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904fc" style:font-size-asian="12pt" style:font-size-complex="12pt"/>
    </style:style>
    <style:style style:name="P5" style:family="paragraph" style:parent-style-name="Standard">
      <style:text-properties style:font-name="WenQuanYi Micro Hei" fo:font-size="12pt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1921ad" officeooo:paragraph-rsid="003904fc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29714f" officeooo:paragraph-rsid="001833cd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16e2a4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cc5f7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ff927" style:font-size-asian="10pt" style:font-size-complex="10pt"/>
    </style:style>
    <style:style style:name="P1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01407" style:font-size-asian="10pt" style:font-size-complex="10pt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3c75b" style:font-size-asian="10pt" style:font-size-complex="10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45d66" style:font-size-asian="10pt" style:font-size-complex="10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78a0d" style:font-size-asian="10pt" style:font-size-complex="10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904ff" style:font-size-asian="10pt" style:font-size-complex="10pt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f8239" style:font-size-asian="10pt" style:font-size-complex="10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6361ed" style:font-size-asian="10pt" style:font-size-complex="10pt"/>
    </style:style>
    <style:style style:name="T1" style:family="text">
      <style:text-properties officeooo:rsid="0016e2a4"/>
    </style:style>
    <style:style style:name="T2" style:family="text">
      <style:text-properties officeooo:rsid="001833cd"/>
    </style:style>
    <style:style style:name="T3" style:family="text">
      <style:text-properties officeooo:rsid="001921ad"/>
    </style:style>
    <style:style style:name="T4" style:family="text">
      <style:text-properties officeooo:rsid="001a25ab"/>
    </style:style>
    <style:style style:name="T5" style:family="text">
      <style:text-properties officeooo:rsid="0029714f"/>
    </style:style>
    <style:style style:name="T6" style:family="text">
      <style:text-properties officeooo:rsid="0032eaa1"/>
    </style:style>
    <style:style style:name="T7" style:family="text">
      <style:text-properties officeooo:rsid="003cc5f7"/>
    </style:style>
    <style:style style:name="T8" style:family="text">
      <style:text-properties officeooo:rsid="00616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Qt5.4引入了QML状态机</text:span><text:span text:style-name="T4">框架</text:span><text:span text:style-name="T2">，与C++状态机框架类似</text:span><text:span text:style-name="T3">，可以在应用程序中创建并执行状态图。为此，QtQml.StateMachine模块提供了一些相关的QML类型，用于创建事件驱动的状态机，这些QML类型列举如下：</text:span></text:p>
      <text:p text:style-name="P4"><text:span text:style-name="T3">StateMachine —— 状态机管家，执行算法基于SCXML</text:span><text:span text:style-name="T6">（</text:span><text:span text:style-name="T3">State Chart XML），在状态机启动之前要设置好初始状态，即initialState属性。</text:span></text:p>
      <text:p text:style-name="P6">State —— 状态机中的通用类型，注意与QtQuick模块中的State类型不同，导入模块时先导入QtQuick模块，后导入QtQml.StateMachine模块。</text:p>
      <text:p text:style-name="P3"><text:span text:style-name="T3">FinalState —— 顾名思义，状态机工作结束时使用这个状态，会触发这个状态机的finished</text:span><text:span text:style-name="T5">()信号。</text:span></text:p>
      <text:p text:style-name="P7">HistoryState —— 是个伪状态，记录了最后一次退出父状态时的子状态，一开始可指定一个默认状态。</text:p>
      <text:p text:style-name="P1">SignalTransition —— 根据特定的信号切换状态。</text:p>
      <text:p text:style-name="P1">TimeoutTransition —— 根据定时器切换状态。</text:p>
      <text:p text:style-name="P1">下面是一个综合的例子：</text:p>
      <text:p text:style-name="P12">// Qt<text:span text:style-name="T8">5.4</text:span></text:p>
      <text:p text:style-name="P12">// 先导入QtQuick模块，后导入QtQml.StateMachine模块</text:p>
      <text:p text:style-name="P10">import QtQuick 2.4</text:p>
      <text:p text:style-name="P10">import QtQuick.Controls 1.2</text:p>
      <text:p text:style-name="P11">import QtQml.StateMachine 1.0</text:p>
      <text:p text:style-name="P11"/>
      <text:p text:style-name="P10">Item {</text:p>
      <text:p text:style-name="P10"><text:s text:c="4"/>width: 400</text:p>
      <text:p text:style-name="P10"><text:s text:c="4"/>height: 200</text:p>
      <text:p text:style-name="P10"/>
      <text:p text:style-name="P10"><text:s text:c="4"/>Row {</text:p>
      <text:p text:style-name="P10"><text:s text:c="8"/>anchors.centerIn: parent</text:p>
      <text:p text:style-name="P10"><text:s text:c="8"/>spacing: 10</text:p>
      <text:p text:style-name="P10"/>
      <text:p text:style-name="P10"><text:s text:c="8"/>Button {</text:p>
      <text:p text:style-name="P10"><text:s text:c="12"/>id: startButton</text:p>
      <text:p text:style-name="P10"><text:s text:c="12"/>text: "start"</text:p>
      <text:p text:style-name="P10"><text:s text:c="12"/>onClicked: {</text:p>
      <text:p text:style-name="P10"><text:s text:c="16"/>// 启动状态机</text:p>
      <text:p text:style-name="P10"><text:s text:c="16"/>if (!stateMachine.running) {</text:p>
      <text:p text:style-name="P10"><text:s text:c="20"/>stateMachine.running = true</text:p>
      <text:p text:style-name="P10"><text:s text:c="16"/>}</text:p>
      <text:p text:style-name="P10"><text:s text:c="12"/>}</text:p>
      <text:p text:style-name="P10"><text:s text:c="8"/>}</text:p>
      <text:p text:style-name="P10"><text:s text:c="8"/>Button {</text:p>
      <text:p text:style-name="P10"><text:s text:c="12"/>id: button</text:p>
      <text:p text:style-name="P10"><text:s text:c="12"/>// 状态机标识</text:p>
      <text:p text:style-name="P10"><text:s text:c="12"/>text: s11.active ? "s11" : s12.active ? "s12" : s13.active ? "s13" : "state"</text:p>
      <text:p text:style-name="P10"><text:s text:c="8"/>}</text:p>
      <text:p text:style-name="P10"><text:s text:c="8"/>Button {</text:p>
      <text:p text:style-name="P10"><text:s text:c="12"/>id: historyButton</text:p>
      <text:p text:style-name="P10"><text:soft-page-break/><text:s text:c="12"/>// 历史状态记录</text:p>
      <text:p text:style-name="P10"><text:s text:c="12"/>text: stateMachine.running ? s1.active ? "interrupt" : "resume" : "history"</text:p>
      <text:p text:style-name="P10"><text:s text:c="8"/>}</text:p>
      <text:p text:style-name="P10"><text:s text:c="8"/>Button {</text:p>
      <text:p text:style-name="P10"><text:s text:c="12"/>id: quitButton</text:p>
      <text:p text:style-name="P10"><text:s text:c="12"/>text: "quit"</text:p>
      <text:p text:style-name="P10"><text:s text:c="8"/>}</text:p>
      <text:p text:style-name="P10"><text:s text:c="4"/>}</text:p>
      <text:p text:style-name="P10"/>
      <text:p text:style-name="P10"><text:s text:c="4"/>StateMachine {</text:p>
      <text:p text:style-name="P10"><text:s text:c="8"/>id: stateMachine</text:p>
      <text:p text:style-name="P10"><text:s text:c="8"/>initialState: s1 // 初始状态</text:p>
      <text:p text:style-name="P10"><text:s text:c="8"/>// running: true // running属性由button（startButton）设置</text:p>
      <text:p text:style-name="P10"/>
      <text:p text:style-name="P10"><text:s text:c="8"/>State {</text:p>
      <text:p text:style-name="P10"><text:s text:c="12"/>id: s1</text:p>
      <text:p text:style-name="P10"><text:s text:c="12"/>initialState: s11 // 初始状态</text:p>
      <text:p text:style-name="P10"/>
      <text:p text:style-name="P10"><text:s text:c="12"/>SignalTransition {</text:p>
      <text:p text:style-name="P10"><text:s text:c="16"/>targetState: s3 // 根据signal切换state</text:p>
      <text:p text:style-name="P10"><text:s text:c="16"/>signal: historyButton.clicked</text:p>
      <text:p text:style-name="P10"><text:s text:c="12"/>}</text:p>
      <text:p text:style-name="P10"><text:s text:c="12"/>SignalTransition {</text:p>
      <text:p text:style-name="P10"><text:s text:c="16"/>targetState: s2 // 根据signal切换state</text:p>
      <text:p text:style-name="P10"><text:s text:c="16"/>signal: quitButton.clicked</text:p>
      <text:p text:style-name="P10"><text:s text:c="12"/>}</text:p>
      <text:p text:style-name="P10"><text:s text:c="12"/>onEntered: console.log("s1 entered")</text:p>
      <text:p text:style-name="P10"><text:s text:c="12"/>onExited: console.log("s1 exited")</text:p>
      <text:p text:style-name="P10"/>
      <text:p text:style-name="P10"><text:s text:c="12"/>State {</text:p>
      <text:p text:style-name="P10"><text:s text:c="15"/>id: s11</text:p>
      <text:p text:style-name="P10"><text:s text:c="15"/>SignalTransition {</text:p>
      <text:p text:style-name="P13"><text:s text:c="19"/>targetState: s12 // 根据signal切换state</text:p>
      <text:p text:style-name="P10"><text:s text:c="19"/>signal: button.clicked</text:p>
      <text:p text:style-name="P10"><text:s text:c="15"/>}</text:p>
      <text:p text:style-name="P10"><text:s text:c="15"/>onEntered: console.log("s11 entered")</text:p>
      <text:p text:style-name="P10"><text:s text:c="15"/>onExited: console.log("s11 exited")</text:p>
      <text:p text:style-name="P10"><text:s text:c="12"/>}</text:p>
      <text:p text:style-name="P10"><text:s text:c="12"/>State {</text:p>
      <text:p text:style-name="P10"><text:s text:c="15"/>id: s12</text:p>
      <text:p text:style-name="P14"><text:s text:c="15"/>SignalTransition { // 根据signal切换state</text:p>
      <text:p text:style-name="P10"><text:s text:c="19"/>targetState: s13</text:p>
      <text:p text:style-name="P10"><text:s text:c="19"/>signal: button.clicked</text:p>
      <text:p text:style-name="P10"><text:s text:c="15"/>}</text:p>
      <text:p text:style-name="P18"><text:s text:c="15"/>SignalTransition { // override父state的signal（quitButton.clicked）</text:p>
      <text:p text:style-name="P10"><text:s text:c="19"/>signal: quitButton.clicked</text:p>
      <text:p text:style-name="P10"><text:s text:c="19"/>onTriggered: console.log("override - quitButton clicked")</text:p>
      <text:p text:style-name="P10"><text:soft-page-break/><text:s text:c="15"/>}</text:p>
      <text:p text:style-name="P10"><text:s text:c="15"/>onEntered: console.log("s12 entered")</text:p>
      <text:p text:style-name="P10"><text:s text:c="15"/>onExited: console.log("s12 exited")</text:p>
      <text:p text:style-name="P10"><text:s text:c="12"/>}</text:p>
      <text:p text:style-name="P10"><text:s text:c="12"/>State {</text:p>
      <text:p text:style-name="P10"><text:s text:c="16"/>id: s13</text:p>
      <text:p text:style-name="P15"><text:s text:c="16"/>SignalTransition { // 根据signal切换state</text:p>
      <text:p text:style-name="P10"><text:s text:c="20"/>targetState: s11</text:p>
      <text:p text:style-name="P10"><text:s text:c="20"/>signal: button.clicked</text:p>
      <text:p text:style-name="P10"><text:s text:c="16"/>}</text:p>
      <text:p text:style-name="P16"><text:s text:c="16"/>TimeoutTransition { // 根据定时器切换state</text:p>
      <text:p text:style-name="P10"><text:s text:c="20"/>targetState: s2</text:p>
      <text:p text:style-name="P10"><text:s text:c="20"/>timeout: 2000</text:p>
      <text:p text:style-name="P10"><text:s text:c="16"/>}</text:p>
      <text:p text:style-name="P10"><text:s text:c="16"/>onEntered: console.log("s13 entered")</text:p>
      <text:p text:style-name="P10"><text:s text:c="16"/>onExited: console.log("s13 exited")</text:p>
      <text:p text:style-name="P10"><text:s text:c="12"/>}</text:p>
      <text:p text:style-name="P10"><text:s text:c="12"/>HistoryState { // 历史状态</text:p>
      <text:p text:style-name="P10"><text:s text:c="16"/>id: history</text:p>
      <text:p text:style-name="P10"><text:s text:c="12"/>}</text:p>
      <text:p text:style-name="P10"><text:s text:c="8"/>}</text:p>
      <text:p text:style-name="P10"/>
      <text:p text:style-name="P10"><text:s text:c="8"/>State {</text:p>
      <text:p text:style-name="P10"><text:s text:c="12"/>id: s3</text:p>
      <text:p text:style-name="P17"><text:s text:c="12"/>SignalTransition { // 根据signal切换state</text:p>
      <text:p text:style-name="P10"><text:s text:c="16"/>targetState: history</text:p>
      <text:p text:style-name="P10"><text:s text:c="16"/>signal: historyButton.clicked</text:p>
      <text:p text:style-name="P10"><text:s text:c="12"/>}</text:p>
      <text:p text:style-name="P10"><text:s text:c="12"/>onEntered: console.log("s3 entered")</text:p>
      <text:p text:style-name="P10"><text:s text:c="12"/>onExited: console.log("s3 exited")</text:p>
      <text:p text:style-name="P10"><text:s text:c="8"/>}</text:p>
      <text:p text:style-name="P10"/>
      <text:p text:style-name="P10"><text:s text:c="8"/>FinalState {</text:p>
      <text:p text:style-name="P10"><text:s text:c="12"/>id: s2</text:p>
      <text:p text:style-name="P10"><text:s text:c="8"/>}</text:p>
      <text:p text:style-name="P10"><text:s text:c="8"/>onFinished: console.log("state finished")</text:p>
      <text:p text:style-name="P10"><text:s text:c="4"/>}</text:p>
      <text:p text:style-name="P10">}</text:p>
      <text:p text:style-name="P1">另外，State的childMode属性默认是单状态模式，一开始要设置一个初始状态，我们还可以设置childMode为并行模式，当进入父状态时，就会同时进入所有的子状态。</text:p>
      <text:p text:style-name="P9"><text:span text:style-name="T7">详细介绍可参考如下Qt官网文档：</text:span></text:p>
      <text:p text:style-name="P2"><text:a xlink:type="simple" xlink:href="http://doc.qt.io/qt-5/qmlstatemachine.html"><text:span text:style-name="T1">http://doc.qt.io/qt-5/qmlstatemachine.htm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2-27T15:36:23</meta:creation-date>
    <meta:generator>LibreOffice/4.0.2.2$Linux_X86_64 LibreOffice_project/400m0$Build-2</meta:generator>
    <dc:date>2015-02-28T11:25:50</dc:date>
    <dc:creator>hanjunjie </dc:creator>
    <meta:editing-duration>PT4H35M38S</meta:editing-duration>
    <meta:editing-cycles>83</meta:editing-cycles>
    <meta:document-statistic meta:table-count="0" meta:image-count="0" meta:object-count="0" meta:page-count="3" meta:paragraph-count="118" meta:word-count="694" meta:character-count="3754" meta:non-whitespace-character-count="2335"/>
  </office:meta>
</office:document-meta>
</file>